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14dfd1"/>
    </style:style>
    <style:style style:name="P2" style:family="paragraph" style:parent-style-name="Text_20_body">
      <style:text-properties officeooo:paragraph-rsid="0014dfd1"/>
    </style:style>
    <style:style style:name="P3" style:family="paragraph" style:parent-style-name="Text_20_body">
      <style:text-properties fo:font-weight="bold" officeooo:paragraph-rsid="0014dfd1" style:font-weight-asian="bold" style:font-weight-complex="bold"/>
    </style:style>
    <style:style style:name="P4" style:family="paragraph" style:parent-style-name="Text_20_body">
      <style:text-properties fo:font-weight="bold" officeooo:rsid="0014dfd1" officeooo:paragraph-rsid="0014dfd1" style:font-weight-asian="bold" style:font-weight-complex="bold"/>
    </style:style>
    <style:style style:name="P5" style:family="paragraph" style:parent-style-name="Text_20_body">
      <style:text-properties style:text-underline-style="none" fo:font-weight="bold" officeooo:rsid="0014dfd1" officeooo:paragraph-rsid="0014dfd1" style:font-weight-asian="bold" style:font-weight-complex="bold"/>
    </style:style>
    <style:style style:name="P6" style:family="paragraph" style:parent-style-name="Heading_20_2">
      <style:paragraph-properties fo:margin-left="0cm" fo:margin-right="0cm" style:line-height-at-least="1.058cm" fo:orphans="2" fo:widows="2" fo:text-indent="0cm" style:auto-text-indent="false"/>
      <style:text-properties fo:font-variant="normal" fo:text-transform="none" fo:color="#212121" loext:opacity="100%" style:font-name="Inter" fo:font-size="18pt" fo:letter-spacing="normal" fo:font-style="normal" fo:font-weight="bold" officeooo:paragraph-rsid="0014dfd1" loext:padding="0cm" loext:border="none"/>
    </style:style>
    <style:style style:name="P7" style:family="paragraph" style:parent-style-name="Heading_20_3">
      <style:text-properties officeooo:paragraph-rsid="0018a9cd"/>
    </style:style>
    <style:style style:name="P8" style:family="paragraph" style:parent-style-name="Text_20_body" style:list-style-name="L1">
      <style:text-properties officeooo:paragraph-rsid="0018a9cd"/>
    </style:style>
    <style:style style:name="P9" style:family="paragraph" style:parent-style-name="Text_20_body">
      <style:paragraph-properties fo:margin-left="2cm" fo:margin-right="0cm" fo:text-indent="0cm" style:auto-text-indent="false"/>
      <style:text-properties officeooo:paragraph-rsid="0014dfd1"/>
    </style:style>
    <style:style style:name="P10" style:family="paragraph" style:parent-style-name="Text_20_body">
      <style:paragraph-properties fo:margin-left="2cm" fo:margin-right="0cm" fo:text-indent="0cm" style:auto-text-indent="false"/>
      <style:text-properties officeooo:paragraph-rsid="0014dfd1"/>
    </style:style>
    <style:style style:name="P11" style:family="paragraph" style:parent-style-name="Text_20_body">
      <style:text-properties officeooo:paragraph-rsid="0018a9c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8a9c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bold" officeooo:rsid="0018a9cd" officeooo:paragraph-rsid="0018a9cd" style:font-weight-asian="bold" style:font-weight-complex="bold"/>
    </style:style>
    <style:style style:name="T1" style:family="text">
      <style:text-properties officeooo:rsid="0014dfd1"/>
    </style:style>
    <style:style style:name="T2" style:family="text">
      <style:text-properties officeooo:rsid="0016bf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a9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Moodle CompanyService 2025</text:h>
      <text:p text:style-name="P2">Moodle web service with three external functions:</text:p>
      <text:list text:style-name="L1">
        <text:list-item>
          <text:p text:style-name="P8"><text:span text:style-name="T3">local_companyservice_get_infouser:</text:span> Obtain user data based on the username.</text:p>
        </text:list-item>
        <text:list-item>
          <text:p text:style-name="P8"><text:span text:style-name="T3">local_companyservice_get_infocourses:</text:span> Obtain a list of the user's enrolled courses with enrollment dates and completion status based on the <text:span text:style-name="T2">username</text:span>.</text:p>
        </text:list-item>
        <text:list-item>
          <text:p text:style-name="P8"><text:span text:style-name="T3">local_companyservice_get_courseprogress:</text:span> Obtain the percentage of activities that are completeable, visible, and not pending deletion based on the course <text:span text:style-name="T2">id</text:span> a<text:span text:style-name="T2">n</text:span><text:span text:style-name="T4">d</text:span> user <text:span text:style-name="T2">id</text:span>.</text:p>
        </text:list-item>
      </text:list>
      <text:h text:style-name="P7" text:outline-level="3">GET Get user data</text:h>
      <text:p text:style-name="P11">Obtain user data based on the username.</text:p>
      <text:p text:style-name="P4">Endpoint:</text:p>
      <text:p text:style-name="P2">{{url}}/moodle/webservice/rest/server.php?wstoken={{token}}&amp;wsfunction=local_companyservice_get_infouser&amp;moodlewsrestformat=json&amp;username=admin﻿</text:p>
      <text:p text:style-name="P3">Query Params</text:p>
      <text:p text:style-name="P9"><text:span text:style-name="T3">wstoken:</text:span> {{token}}</text:p>
      <text:p text:style-name="P9"><text:span text:style-name="T3">wsfunction:</text:span> local_companyservice_get_infouser</text:p>
      <text:p text:style-name="P9"><text:span text:style-name="T3">moodlewsrestformat:</text:span> json</text:p>
      <text:p text:style-name="P9"><text:span text:style-name="T3">username:</text:span> Username of an existing user from whom you want to obtain information</text:p>
      <text:h text:style-name="P1" text:outline-level="3">GET Get registered user courses</text:h>
      <text:p text:style-name="P11">Obtain a list of the user's enrolled courses with enrollment dates and completion status based on the <text:span text:style-name="T2">username.</text:span></text:p>
      <text:p text:style-name="P4">Endpoint:</text:p>
      <text:p text:style-name="P2">{{url}}/moodle/webservice/rest/server.php?wstoken={{token}}&amp;wsfunction=local_companyservice_get_infocourses&amp;moodlewsrestformat=json&amp;username=user</text:p>
      <text:p text:style-name="P3">Query Params</text:p>
      <text:p text:style-name="P9"><text:span text:style-name="T3">wstoken:</text:span> {{token}}</text:p>
      <text:p text:style-name="P9"><text:soft-page-break/><text:span text:style-name="T3">wsfunction:</text:span> local_companyservice_get_infocourses</text:p>
      <text:p text:style-name="P9"><text:span text:style-name="T3">moodlewsrestformat:</text:span> json</text:p>
      <text:p text:style-name="P9"><text:span text:style-name="T3">username:</text:span> Username of an existing user from whom you want to obtain information</text:p>
      <text:h text:style-name="P1" text:outline-level="3"/>
      <text:h text:style-name="P1" text:outline-level="3">GET Get user-course progress</text:h>
      <text:p text:style-name="P11">Obtain the percentage of activities that are completeable, visible, and not pending deletion based on the course <text:span text:style-name="T2">id</text:span> a<text:span text:style-name="T2">n</text:span><text:span text:style-name="T4">d</text:span> user <text:span text:style-name="T2">id.</text:span></text:p>
      <text:p text:style-name="P5">Endpoint:</text:p>
      <text:p text:style-name="P2">{{url}}/moodle/webservice/rest/server.php?wstoken={{token}}&amp;wsfunction=local_companyservice_get_courseprogress&amp;moodlewsrestformat=json&amp;userid=3&amp;courseid=2</text:p>
      <text:p text:style-name="P3">Query Params</text:p>
      <text:p text:style-name="P9"><text:span text:style-name="T3">wstoken:</text:span> {{token}}</text:p>
      <text:p text:style-name="P9"><text:span text:style-name="T3">wsfunction:</text:span> local_companyservice_get_courseprogress</text:p>
      <text:p text:style-name="P9"><text:span text:style-name="T3">moodlewsrestformat:</text:span> json</text:p>
      <text:p text:style-name="P9"><text:span text:style-name="T3">userid:</text:span> <text:span text:style-name="T1">ID user o</text:span>f an existing user from whom you want to obtain information</text:p>
      <text:p text:style-name="P9"><text:span text:style-name="T3">courseid:</text:span> <text:span text:style-name="T1">ID Course of an existing course from whom you want to obtain information</text:span></text:p>
      <text:p text:style-name="P9"/>
      <text:p text:style-name="P13">Note:</text:p>
      <text:p text:style-name="P12">{{token}} <text:span text:style-name="T4">is a JWT created inside Moodle for a user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21T10:55:44.386000000</dc:date>
    <meta:editing-duration>PT24M13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5" meta:word-count="217" meta:character-count="1974" meta:non-whitespace-character-count="1795"/>
  </office:meta>
</office:document-meta>
</file>